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03af51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3af51" officeooo:paragraph-rsid="0003af5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3af51" officeooo:paragraph-rsid="0003af51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af51" officeooo:paragraph-rsid="0003af5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Sign-In</text:p>
      <text:p text:style-name="P4"/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Print Name:</text:p>
          </table:table-cell>
          <table:table-cell table:style-name="Table1.B1" office:value-type="string">
            <text:p text:style-name="P3">Date: 10/14/15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5"/>
      <text:p text:style-name="P5"/>
      <text:p text:style-name="P5"/>
      <text:p text:style-name="P5"/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Signature:</text:p>
          </table:table-cell>
          <table:table-cell table:style-name="Table2.B1" office:value-type="string">
            <text:p text:style-name="P3">Date: 10/14/15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2:32:03.972216577</meta:creation-date>
    <meta:print-date>2015-10-19T12:36:22.806122652</meta:print-date>
    <dc:date>2015-10-19T12:40:44.694199055</dc:date>
    <meta:editing-duration>P0D</meta:editing-duration>
    <meta:editing-cycles>1</meta:editing-cycles>
    <meta:document-statistic meta:table-count="2" meta:image-count="0" meta:object-count="0" meta:page-count="1" meta:paragraph-count="5" meta:word-count="9" meta:character-count="64" meta:non-whitespace-character-count="60"/>
    <meta:generator>LibreOffice/4.1.4.2$Linux_X86_64 LibreOffice_project/0a0440ccc0227ad9829de5f46be37cfb6edcf72</meta:generator>
  </office:meta>
</office:document-meta>
</file>